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fo:language="en" fo:country="US" style:font-name-asian="Courier 10 Pitch" style:font-size-asian="8.75pt" style:language-asian="en" style:country-asian="US" style:font-name-complex="Courier 10 Pitch" style:font-size-complex="10pt" style:language-complex="en" style:country-complex="US"/>
    </style:style>
    <style:style style:name="P2" style:family="paragraph" style:parent-style-name="Standard">
      <style:text-properties style:font-name="Courier 10 Pitch" fo:font-size="10pt" fo:language="en" fo:country="US" fo:font-weight="bold" style:font-name-asian="Courier 10 Pitch" style:font-size-asian="8.75pt" style:language-asian="en" style:country-asian="US" style:font-weight-asian="bold" style:font-name-complex="Courier 10 Pitch" style:font-size-complex="10pt" style:language-complex="en" style:country-complex="US" style:font-weight-complex="bold"/>
    </style:style>
    <style:style style:name="P3" style:family="paragraph" style:parent-style-name="Standard">
      <style:text-properties style:font-name="Courier 10 Pitch" fo:font-size="10pt" fo:language="en" fo:country="US" fo:font-weight="normal" style:font-name-asian="Courier 10 Pitch" style:font-size-asian="8.75pt" style:language-asian="en" style:country-asian="US" style:font-weight-asian="normal" style:font-name-complex="Courier 10 Pitch" style:font-size-complex="10pt" style:language-complex="en" style:country-complex="US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Liberation Serif" fo:font-size="10pt" fo:language="en" fo:country="US" style:font-name-asian="Courier 10 Pitch" style:font-size-asian="8.75pt" style:language-asian="en" style:country-asian="US" style:font-name-complex="Courier 10 Pitch" style:font-size-complex="10pt" style:language-complex="en" style:country-complex="US"/>
    </style:style>
    <style:style style:name="P6" style:family="paragraph" style:parent-style-name="Standard">
      <style:text-properties style:font-name="Liberation Serif" fo:font-size="12pt" fo:language="en" fo:country="US" fo:font-weight="bold" style:font-name-asian="Courier 10 Pitch" style:font-size-asian="12pt" style:language-asian="en" style:country-asian="US" style:font-weight-asian="bold" style:font-name-complex="Courier 10 Pitch" style:font-size-complex="12pt" style:language-complex="en" style:country-complex="US" style:font-weight-complex="bold"/>
    </style:style>
    <style:style style:name="P7" style:family="paragraph" style:parent-style-name="Standard">
      <style:text-properties style:font-name="Liberation Serif" fo:font-size="12pt" fo:language="en" fo:country="US" fo:font-weight="bold" style:font-name-asian="Courier 10 Pitch" style:font-size-asian="10.5pt" style:language-asian="en" style:country-asian="US" style:font-weight-asian="bold" style:font-name-complex="Courier 10 Pitch" style:font-size-complex="12pt" style:language-complex="en" style:country-complex="US" style:font-weight-complex="bold"/>
    </style:style>
    <style:style style:name="T1" style:family="text">
      <style:text-properties fo:font-size="12pt" fo:font-weight="bold" style:font-size-asian="10.5pt" style:font-weight-asian="bold" style:font-size-complex="12pt" style:font-weight-complex="bol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2pt" style:font-size-asian="10.5pt" style:font-size-complex="12pt"/>
    </style:style>
    <style:style style:name="T6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wk Weisman</text:p>
      <text:p text:style-name="Standard">CS111: Intro to Computer Science I</text:p>
      <text:p text:style-name="Standard">Fall Semester 2012-2013</text:p>
      <text:p text:style-name="Standard">Laboratory #4</text:p>
      <text:p text:style-name="Standard"/>
      <text:p text:style-name="P4">Problem 1 source code:</text:p>
      <text:p text:style-name="Standard"/>
      <text:p text:style-name="P1">//************************************************************************</text:p>
      <text:p text:style-name="P1">// problem1.Java</text:p>
      <text:p text:style-name="P1">//</text:p>
      <text:p text:style-name="P1">// Author: Hawk Weisman</text:p>
      <text:p text:style-name="P1">// Course: CS111: Intro to Computer Science I, Fall Semester 2012-2013</text:p>
      <text:p text:style-name="P1">// Laboratory #4, problem 1</text:p>
      <text:p text:style-name="P1">//</text:p>
      <text:p text:style-name="P1">// Computes the distance between two points on a Cartesian plane.</text:p>
      <text:p text:style-name="P1">//***********************************************************************</text:p>
      <text:p text:style-name="P1"/>
      <text:p text:style-name="P1">import java.util.Scanner;</text:p>
      <text:p text:style-name="P1"/>
      <text:p text:style-name="P1">public class problem1 {</text:p>
      <text:p text:style-name="P1"><text:s text:c="4"/>public static void main (String[] args){</text:p>
      <text:p text:style-name="P1"/>
      <text:p text:style-name="P1"><text:tab/>Scanner scan = new Scanner (System.in); // scanner to read in user data</text:p>
      <text:p text:style-name="P1"/>
      <text:p text:style-name="P1"><text:tab/>int x1,x2,y1,y2; // x1 and x2 store the x coordinate values, and y1 and y2 store the y coordinate values</text:p>
      <text:p text:style-name="P1"><text:tab/>double distance; // the distance between the points</text:p>
      <text:p text:style-name="P1"/>
      <text:p text:style-name="P1"><text:tab/>// print the program header</text:p>
      <text:p text:style-name="P1"/>
      <text:p text:style-name="P1"><text:tab/>System.out.println("problem1.java \n \n" + "Author: Hawk Weisman \n" +"Course: CS111: Intro to Computer Science I, "</text:p>
      <text:p text:style-name="P1"><text:tab/><text:tab/><text:tab/> <text:s text:c="2"/>+ "Fall Semester 2012-2013 \n" + "Laboratory #4, problem 1 \n \n"</text:p>
      <text:p text:style-name="P1"><text:tab/><text:tab/><text:tab/> <text:s text:c="2"/>+ "Computes the distance between two points on a Cartesian plane.");</text:p>
      <text:p text:style-name="P1"/>
      <text:p text:style-name="P1"><text:tab/>//prompt the user for values</text:p>
      <text:p text:style-name="P1"/>
      <text:p text:style-name="P1"><text:tab/>System.out.println("Please enter the x-value of the first ordered pair");</text:p>
      <text:p text:style-name="P1"><text:tab/>x1 = scan.nextInt();</text:p>
      <text:p text:style-name="P1"><text:tab/>System.out.println("Please enter the y-value of the first ordered pair");</text:p>
      <text:p text:style-name="P1"><text:tab/>y1 = scan.nextInt();</text:p>
      <text:p text:style-name="P1"><text:tab/>System.out.println("Please enter the x-value of the second ordered pair.");</text:p>
      <text:p text:style-name="P1"><text:tab/>x2 = scan.nextInt();</text:p>
      <text:p text:style-name="P1"><text:tab/>System.out.println("Please enter the y-value of the second ordered pair.");</text:p>
      <text:p text:style-name="P1"><text:tab/>y2 = scan.nextInt();</text:p>
      <text:p text:style-name="P1"/>
      <text:p text:style-name="P1"><text:tab/>// do the computation</text:p>
      <text:p text:style-name="P1"><text:tab/></text:p>
      <text:p text:style-name="P1"><text:tab/>distance = Math.sqrt(Math.pow(x2-x1, 2) + Math.pow(y2-y1, 2));</text:p>
      <text:p text:style-name="P1"><text:tab/></text:p>
      <text:p text:style-name="P1"><text:tab/>// print the result</text:p>
      <text:p text:style-name="P1"/>
      <text:p text:style-name="P1"><text:tab/>System.out.println("The distance between (" + x1 + "," + y1 + ") and (" + x2 + "," + y2 + ") is " + distance +".");</text:p>
      <text:p text:style-name="P1"><text:s text:c="4"/>}</text:p>
      <text:p text:style-name="P1"><text:soft-page-break/>}</text:p>
      <text:p text:style-name="P1"/>
      <text:p text:style-name="P1"><text:tab/></text:p>
      <text:p text:style-name="P5"><text:span text:style-name="T1">Problem 1 script output:</text:span></text:p>
      <text:p text:style-name="P5"><text:span text:style-name="T2"/></text:p>
      <text:p text:style-name="P1"><text:span text:style-name="T3">Script started on Wed 26 Sep 2012 03:03:03 PM EDT<text:line-break/>#]0;weismanm@aldenv187: ~/Documents/cs111#weismanm@aldenv187:~/Documents/cs111$ java p[r##[K##[Kroblem1</text:span></text:p>
      <text:p text:style-name="P1"><text:span text:style-name="T3">problem1.java </text:span></text:p>
      <text:p text:style-name="P1"><text:span text:style-name="T3"><text:s/></text:span></text:p>
      <text:p text:style-name="P1"><text:span text:style-name="T3">Author: Hawk Weisman </text:span></text:p>
      <text:p text:style-name="P1"><text:span text:style-name="T3">Course: CS111: Intro to Computer Science I, Fall Semester 2012-2013 </text:span></text:p>
      <text:p text:style-name="P1"><text:span text:style-name="T3">Laboratory #4, problem 1 </text:span></text:p>
      <text:p text:style-name="P1"><text:span text:style-name="T3"><text:s/></text:span></text:p>
      <text:p text:style-name="P1"><text:span text:style-name="T3">Computes the distance between two points on a Cartesian plane.</text:span></text:p>
      <text:p text:style-name="P1"><text:span text:style-name="T3">Please enter the x-value of the first ordered pair</text:span></text:p>
      <text:p text:style-name="P1"><text:span text:style-name="T3">1</text:span></text:p>
      <text:p text:style-name="P1"><text:span text:style-name="T3">Please enter the y-value of the first ordered pair</text:span></text:p>
      <text:p text:style-name="P1"><text:span text:style-name="T3">2</text:span></text:p>
      <text:p text:style-name="P1"><text:span text:style-name="T3">Please enter the x-value of the second ordered pair.</text:span></text:p>
      <text:p text:style-name="P1"><text:span text:style-name="T3">3</text:span></text:p>
      <text:p text:style-name="P1"><text:span text:style-name="T3">Please enter the y-value of the second ordered pair.</text:span></text:p>
      <text:p text:style-name="P1"><text:span text:style-name="T3">4</text:span></text:p>
      <text:p text:style-name="P1"><text:span text:style-name="T3">The distance between (1,2) and (3,4) is 2.8284271247461903.</text:span></text:p>
      <text:p text:style-name="P1"><text:span text:style-name="T3">#]0;weismanm@aldenv187: ~/Documents/cs111#weismanm@aldenv187:~/Documents/cs111$ java problem1</text:span></text:p>
      <text:p text:style-name="P1"><text:span text:style-name="T3">problem1.java </text:span></text:p>
      <text:p text:style-name="P1"><text:span text:style-name="T3"><text:s/></text:span></text:p>
      <text:p text:style-name="P1"><text:span text:style-name="T3">Author: Hawk Weisman </text:span></text:p>
      <text:p text:style-name="P1"><text:span text:style-name="T3">Course: CS111: Intro to Computer Science I, Fall Semester 2012-2013 </text:span></text:p>
      <text:p text:style-name="P1"><text:span text:style-name="T3">Laboratory #4, problem 1 </text:span></text:p>
      <text:p text:style-name="P1"><text:span text:style-name="T3"><text:s/></text:span></text:p>
      <text:p text:style-name="P1"><text:span text:style-name="T3">Computes the distance between two points on a Cartesian plane.</text:span></text:p>
      <text:p text:style-name="P1"><text:span text:style-name="T3">Please enter the x-value of the first ordered pair</text:span></text:p>
      <text:p text:style-name="P1"><text:span text:style-name="T3">15</text:span></text:p>
      <text:p text:style-name="P1"><text:span text:style-name="T3">Please enter the y-value of the first ordered pair</text:span></text:p>
      <text:p text:style-name="P1"><text:span text:style-name="T3">4</text:span></text:p>
      <text:p text:style-name="P1"><text:span text:style-name="T3">Please enter the x-value of the second ordered pair.</text:span></text:p>
      <text:p text:style-name="P1"><text:span text:style-name="T3">27</text:span></text:p>
      <text:p text:style-name="P1"><text:span text:style-name="T3">Please enter the y-value of the second ordered pair.</text:span></text:p>
      <text:p text:style-name="P1"><text:span text:style-name="T3">8</text:span></text:p>
      <text:p text:style-name="P1"><text:span text:style-name="T3">The distance between (15,4) and (27,8) is 12.649110640673518.</text:span></text:p>
      <text:p text:style-name="P1"><text:span text:style-name="T3">#]0;weismanm@aldenv187: ~/Documents/cs111#weismanm@aldenv187:~/Documents/cs111$ java problem1</text:span></text:p>
      <text:p text:style-name="P1"><text:span text:style-name="T3">problem1.java </text:span></text:p>
      <text:p text:style-name="P1"><text:span text:style-name="T3"><text:s/></text:span></text:p>
      <text:p text:style-name="P1"><text:span text:style-name="T3">Author: Hawk Weisman </text:span></text:p>
      <text:p text:style-name="P1"><text:span text:style-name="T3">Course: CS111: Intro to Computer Science I, Fall Semester 2012-2013 </text:span></text:p>
      <text:p text:style-name="P1"><text:span text:style-name="T3">Laboratory #4, problem 1 </text:span></text:p>
      <text:p text:style-name="P1"><text:span text:style-name="T3"><text:s/></text:span></text:p>
      <text:p text:style-name="P1"><text:span text:style-name="T3">Computes the distance between two points on a Cartesian plane.</text:span></text:p>
      <text:p text:style-name="P1"><text:span text:style-name="T3">Please enter the x-value of the first ordered pair</text:span></text:p>
      <text:p text:style-name="P1"><text:span text:style-name="T3">101</text:span></text:p>
      <text:p text:style-name="P1"><text:span text:style-name="T3">Please enter the y-value of the first ordered pair</text:span></text:p>
      <text:p text:style-name="P1"><text:span text:style-name="T3">57</text:span></text:p>
      <text:p text:style-name="P1"><text:span text:style-name="T3">Please enter the x-value of the second ordered pair.</text:span></text:p>
      <text:p text:style-name="P1"><text:span text:style-name="T3">102</text:span></text:p>
      <text:p text:style-name="P1"><text:span text:style-name="T3">Please enter the y-value of the second ordered pair.</text:span></text:p>
      <text:p text:style-name="P1"><text:soft-page-break/><text:span text:style-name="T3">58</text:span></text:p>
      <text:p text:style-name="P1"><text:span text:style-name="T3">The distance between (101,57) and (102,58) is 1.4142135623730951.</text:span></text:p>
      <text:p text:style-name="P1"><text:span text:style-name="T3">#]0;weismanm@aldenv187: ~/Documents/cs111#weismanm@aldenv187:~/Documents/cs111$ java problem1</text:span></text:p>
      <text:p text:style-name="P1"><text:span text:style-name="T3">problem1.java </text:span></text:p>
      <text:p text:style-name="P1"><text:span text:style-name="T3"><text:s/></text:span></text:p>
      <text:p text:style-name="P1"><text:span text:style-name="T3">Author: Hawk Weisman </text:span></text:p>
      <text:p text:style-name="P1"><text:span text:style-name="T3">Course: CS111: Intro to Computer Science I, Fall Semester 2012-2013 </text:span></text:p>
      <text:p text:style-name="P1"><text:span text:style-name="T3">Laboratory #4, problem 1 </text:span></text:p>
      <text:p text:style-name="P1"><text:span text:style-name="T3"><text:s/></text:span></text:p>
      <text:p text:style-name="P1"><text:span text:style-name="T3">Computes the distance between two points on a Cartesian plane.</text:span></text:p>
      <text:p text:style-name="P1"><text:span text:style-name="T3">Please enter the x-value of the first ordered pair</text:span></text:p>
      <text:p text:style-name="P1"><text:span text:style-name="T3">33</text:span></text:p>
      <text:p text:style-name="P1"><text:span text:style-name="T3">Please enter the y-value of the first ordered pair</text:span></text:p>
      <text:p text:style-name="P1"><text:span text:style-name="T3">5</text:span></text:p>
      <text:p text:style-name="P1"><text:span text:style-name="T3">Please enter the x-value of the second ordered pair.</text:span></text:p>
      <text:p text:style-name="P1"><text:span text:style-name="T3">65</text:span></text:p>
      <text:p text:style-name="P1"><text:span text:style-name="T3">Please enter the y-value of the second ordered pair.</text:span></text:p>
      <text:p text:style-name="P1"><text:span text:style-name="T3">8</text:span></text:p>
      <text:p text:style-name="P1"><text:span text:style-name="T3">The distance between (33,5) and (65,8) is 32.14031735997639.</text:span></text:p>
      <text:p text:style-name="P1"><text:span text:style-name="T3">#]0;weismanm@aldenv187: ~/Documents/cs111#weismanm@aldenv187:~/Documents/cs111$ exit</text:span></text:p>
      <text:p text:style-name="P1"><text:span text:style-name="T3">exit</text:span></text:p>
      <text:p text:style-name="P1"><text:span text:style-name="T3"><text:line-break/>Script done on Wed 26 Sep 2012 03:04:54 PM EDT<text:line-break/></text:span></text:p>
      <text:p text:style-name="P1"><text:span text:style-name="T3"/></text:p>
      <text:p text:style-name="P6">Problem 2 source code:</text:p>
      <text:p text:style-name="P2"><text:span text:style-name="T3"/></text:p>
      <text:p text:style-name="P2"><text:span text:style-name="T3">//********************************************************************************</text:span></text:p>
      <text:p text:style-name="P2"><text:span text:style-name="T3">// problem2.java</text:span></text:p>
      <text:p text:style-name="P2"><text:span text:style-name="T3">//</text:span></text:p>
      <text:p text:style-name="P2"><text:span text:style-name="T3">// Author: Hawk Weisman</text:span></text:p>
      <text:p text:style-name="P2"><text:span text:style-name="T3">// Course: CS111: Into to Computer Science I, Fall Semester, 2012-2013</text:span></text:p>
      <text:p text:style-name="P2"><text:span text:style-name="T3">// Laboratory #4 problem 2</text:span></text:p>
      <text:p text:style-name="P2"><text:span text:style-name="T3">//</text:span></text:p>
      <text:p text:style-name="P2"><text:span text:style-name="T3">// Reads in the radius of a sphere and computes its volume and surface area to four decimal places.</text:span></text:p>
      <text:p text:style-name="P2"><text:span text:style-name="T3">//********************************************************************************</text:span></text:p>
      <text:p text:style-name="P2"><text:span text:style-name="T3"/></text:p>
      <text:p text:style-name="P2"><text:span text:style-name="T3">import java.util.Scanner;</text:span></text:p>
      <text:p text:style-name="P2"><text:span text:style-name="T3">import java.text.DecimalFormat;</text:span></text:p>
      <text:p text:style-name="P2"><text:span text:style-name="T3"/></text:p>
      <text:p text:style-name="P2"><text:span text:style-name="T3">public class problem2 {</text:span></text:p>
      <text:p text:style-name="P2"><text:span text:style-name="T3"><text:s text:c="4"/>public static void main(String[] args){</text:span></text:p>
      <text:p text:style-name="P2"><text:span text:style-name="T3"/></text:p>
      <text:p text:style-name="P2"><text:span text:style-name="T3"><text:tab/>//--------------------------------------------------------------------------</text:span></text:p>
      <text:p text:style-name="P2"><text:span text:style-name="T3"><text:tab/>// set up variables and objects, get user-inputted data</text:span></text:p>
      <text:p text:style-name="P2"><text:span text:style-name="T3"><text:tab/>//--------------------------------------------------------------------------</text:span></text:p>
      <text:p text:style-name="P2"><text:span text:style-name="T3"><text:tab/></text:span></text:p>
      <text:p text:style-name="P2"><text:span text:style-name="T3"><text:tab/>// set up a Scanner to read in user data</text:span></text:p>
      <text:p text:style-name="P2"><text:span text:style-name="T3"><text:tab/>Scanner scan = new Scanner(System.in);</text:span></text:p>
      <text:p text:style-name="P2"><text:span text:style-name="T3"/></text:p>
      <text:p text:style-name="P2"><text:span text:style-name="T3"><text:tab/>// set up a DecimalFormat object to format the output to four decimal places</text:span></text:p>
      <text:p text:style-name="P2"><text:span text:style-name="T3"><text:tab/>DecimalFormat outputFormat = new DecimalFormat ("0.####");</text:span></text:p>
      <text:p text:style-name="P2"><text:span text:style-name="T3"/></text:p>
      <text:p text:style-name="P2"><text:span text:style-name="T3"><text:tab/>double radius; // radius of the sphere (defined by user)</text:span></text:p>
      <text:p text:style-name="P2"><text:span text:style-name="T3"><text:tab/>double volume; // volume of the sphere</text:span></text:p>
      <text:p text:style-name="P2"><text:soft-page-break/><text:span text:style-name="T3"><text:tab/>double surfaceArea; // surface area of the sphere</text:span></text:p>
      <text:p text:style-name="P2"><text:span text:style-name="T3"/></text:p>
      <text:p text:style-name="P2"><text:span text:style-name="T3"><text:tab/>// print out the program header</text:span></text:p>
      <text:p text:style-name="P2"><text:span text:style-name="T3"><text:tab/>System.out.println("problem2.java \n \n" + "Author: Hawk Weisman \n" + "Course: CS111: Intro to Computer Science 1"</text:span></text:p>
      <text:p text:style-name="P2"><text:span text:style-name="T3"><text:tab/><text:tab/><text:tab/> <text:s text:c="2"/>+ "Fall Semester 2012-2013 \n" + "Laboratory #4 problem 2 \n \n" + <text:s/>"Reads in the radius of a sphere and computes its volume and surface area to four decimal places. \n");</text:span></text:p>
      <text:p text:style-name="P2"><text:span text:style-name="T3"/></text:p>
      <text:p text:style-name="P2"><text:span text:style-name="T3"><text:tab/>// prompt the user for data</text:span></text:p>
      <text:p text:style-name="P2"><text:span text:style-name="T3"><text:tab/>System.out.println("Please enter the radius of the sphere.");</text:span></text:p>
      <text:p text:style-name="P2"><text:span text:style-name="T3"><text:tab/>radius = scan.nextDouble();</text:span></text:p>
      <text:p text:style-name="P2"><text:span text:style-name="T3"/></text:p>
      <text:p text:style-name="P2"><text:span text:style-name="T3"><text:tab/>//--------------------------------------------------------------------------</text:span></text:p>
      <text:p text:style-name="P2"><text:span text:style-name="T3"><text:tab/>// compute the volume using the formula v = (4/3)*pi*r^3</text:span></text:p>
      <text:p text:style-name="P2"><text:span text:style-name="T3"><text:tab/>//--------------------------------------------------------------------------</text:span></text:p>
      <text:p text:style-name="P2"><text:span text:style-name="T3"/></text:p>
      <text:p text:style-name="P2"><text:span text:style-name="T3"><text:tab/>volume = (4/3) * Math.PI * Math.pow(radius, 3);</text:span></text:p>
      <text:p text:style-name="P2"><text:span text:style-name="T3"/></text:p>
      <text:p text:style-name="P2"><text:span text:style-name="T3"><text:tab/>//--------------------------------------------------------------------------</text:span></text:p>
      <text:p text:style-name="P2"><text:span text:style-name="T3"><text:tab/>// compute the surface area using the formula a = 4 * pi * r^2</text:span></text:p>
      <text:p text:style-name="P2"><text:span text:style-name="T3"><text:tab/>//--------------------------------------------------------------------------</text:span></text:p>
      <text:p text:style-name="P2"><text:span text:style-name="T3"/></text:p>
      <text:p text:style-name="P2"><text:span text:style-name="T3"><text:tab/>surfaceArea = 4 * Math.PI * Math.pow(radius, 2);</text:span></text:p>
      <text:p text:style-name="P2"><text:span text:style-name="T3"/></text:p>
      <text:p text:style-name="P2"><text:span text:style-name="T3"><text:tab/>//--------------------------------------------------------------------------</text:span></text:p>
      <text:p text:style-name="P2"><text:span text:style-name="T3"><text:tab/>// format and output the data</text:span></text:p>
      <text:p text:style-name="P2"><text:span text:style-name="T3"><text:tab/>//--------------------------------------------------------------------------</text:span></text:p>
      <text:p text:style-name="P2"><text:span text:style-name="T3"><text:tab/></text:span></text:p>
      <text:p text:style-name="P2"><text:span text:style-name="T3"><text:tab/>System.out.println("The volume of a sphere of radius " + radius + " is " + outputFormat.format(volume) +</text:span></text:p>
      <text:p text:style-name="P2"><text:span text:style-name="T3"><text:tab/><text:tab/><text:tab/> <text:s text:c="2"/>", and the surface area is " + outputFormat.format(surfaceArea) + ".");</text:span></text:p>
      <text:p text:style-name="P2"><text:span text:style-name="T3"><text:s text:c="4"/>}</text:span></text:p>
      <text:p text:style-name="P2"><text:span text:style-name="T3">}</text:span></text:p>
      <text:p text:style-name="P2"><text:span text:style-name="T3"/></text:p>
      <text:p text:style-name="P2"><text:span text:style-name="T3"/></text:p>
      <text:p text:style-name="P7">Problem 2 script output<text:span text:style-name="T3">:</text:span></text:p>
      <text:p text:style-name="P7"><text:span text:style-name="T3"/></text:p>
      <text:p text:style-name="P2"><text:span text:style-name="T3">Script started on Wed 26 Sep 2012 03:29:56 PM EDT<text:line-break/>#]0;weismanm@aldenv187: ~/Documents/cs111#weismanm@aldenv187:~/Documents/cs111$ java problem2</text:span></text:p>
      <text:p text:style-name="P2"><text:span text:style-name="T3">problem2.java </text:span></text:p>
      <text:p text:style-name="P2"><text:span text:style-name="T3"><text:s/></text:span></text:p>
      <text:p text:style-name="P2"><text:span text:style-name="T3">Author: Hawk Weisman </text:span></text:p>
      <text:p text:style-name="P2"><text:span text:style-name="T3">Course: CS111: Intro to Computer Science 1Fall Semester 2012-2013 </text:span></text:p>
      <text:p text:style-name="P2"><text:span text:style-name="T3">Laboratory #4 problem 2 </text:span></text:p>
      <text:p text:style-name="P2"><text:span text:style-name="T3"><text:s/></text:span></text:p>
      <text:p text:style-name="P2"><text:span text:style-name="T3">Reads in the radius of a sphere and computes its volume and surface area to four decimal places. </text:span></text:p>
      <text:p text:style-name="P2"><text:span text:style-name="T3"/></text:p>
      <text:p text:style-name="P2"><text:span text:style-name="T3">Please enter the radius of the sphere.</text:span></text:p>
      <text:p text:style-name="P2"><text:span text:style-name="T3">1</text:span></text:p>
      <text:p text:style-name="P2"><text:span text:style-name="T3">The volume of a sphere of radius 1.0 is 3.1416, and the surface area is 12.5664.</text:span></text:p>
      <text:p text:style-name="P2"><text:span text:style-name="T3">#]0;weismanm@aldenv187: ~/Documents/cs111#weismanm@aldenv187:~/Documents/cs111$ java problem2</text:span></text:p>
      <text:p text:style-name="P2"><text:span text:style-name="T3">problem2.java </text:span></text:p>
      <text:p text:style-name="P2"><text:span text:style-name="T3"><text:s/></text:span></text:p>
      <text:p text:style-name="P2"><text:soft-page-break/><text:span text:style-name="T3">Author: Hawk Weisman </text:span></text:p>
      <text:p text:style-name="P2"><text:span text:style-name="T3">Course: CS111: Intro to Computer Science 1</text:span></text:p>
      <text:p text:style-name="P2"><text:span text:style-name="T3">Fall Semester 2012-2013 </text:span></text:p>
      <text:p text:style-name="P2"><text:span text:style-name="T3">Laboratory #4 problem 2 </text:span></text:p>
      <text:p text:style-name="P2"><text:span text:style-name="T3"><text:s/></text:span></text:p>
      <text:p text:style-name="P2"><text:span text:style-name="T3">Reads in the radius of a sphere and computes its volume and surface area to four decimal places. </text:span></text:p>
      <text:p text:style-name="P2"><text:span text:style-name="T3"/></text:p>
      <text:p text:style-name="P2"><text:span text:style-name="T3">Please enter the radius of the sphere.</text:span></text:p>
      <text:p text:style-name="P2"><text:span text:style-name="T3">5.3</text:span></text:p>
      <text:p text:style-name="P2"><text:span text:style-name="T3">The volume of a sphere of radius 5.3 is 467.7109, and the surface area is 352.9894.</text:span></text:p>
      <text:p text:style-name="P2"><text:span text:style-name="T3">#]0;weismanm@aldenv187: ~/Documents/cs111#weismanm@aldenv187:~/Documents/cs111$ java problem2</text:span></text:p>
      <text:p text:style-name="P2"><text:span text:style-name="T3">problem2.java </text:span></text:p>
      <text:p text:style-name="P2"><text:span text:style-name="T3"><text:s/></text:span></text:p>
      <text:p text:style-name="P2"><text:span text:style-name="T3">Author: Hawk Weisman </text:span></text:p>
      <text:p text:style-name="P2"><text:span text:style-name="T3">Course: CS111: Intro to Computer Science 1Fall Semester 2012-2013 </text:span></text:p>
      <text:p text:style-name="P2"><text:span text:style-name="T3">Laboratory #4 problem 2 </text:span></text:p>
      <text:p text:style-name="P2"><text:span text:style-name="T3"><text:s/></text:span></text:p>
      <text:p text:style-name="P2"><text:span text:style-name="T3">Reads in the radius of a sphere and computes its volume and surface area to four decimal places. </text:span></text:p>
      <text:p text:style-name="P2"><text:span text:style-name="T3"/></text:p>
      <text:p text:style-name="P2"><text:span text:style-name="T3">Please enter the radius of the sphere.</text:span></text:p>
      <text:p text:style-name="P2"><text:span text:style-name="T3">17.87</text:span></text:p>
      <text:p text:style-name="P2"><text:span text:style-name="T3">The volume of a sphere of radius 17.87 is 17927.6568, and the surface area is 4012.9058.</text:span></text:p>
      <text:p text:style-name="P2"><text:span text:style-name="T3">#]0;weismanm@aldenv187: ~/Documents/cs111#weismanm@aldenv187:~/Documents/cs111$ java problem2</text:span></text:p>
      <text:p text:style-name="P2"><text:span text:style-name="T3">problem2.java </text:span></text:p>
      <text:p text:style-name="P2"><text:span text:style-name="T3"><text:s/></text:span></text:p>
      <text:p text:style-name="P2"><text:span text:style-name="T3">Author: Hawk Weisman </text:span></text:p>
      <text:p text:style-name="P2"><text:span text:style-name="T3">Course: CS111: Intro to Computer Science 1Fall Semester 2012-2013 </text:span></text:p>
      <text:p text:style-name="P2"><text:span text:style-name="T3">Laboratory #4 problem 2 </text:span></text:p>
      <text:p text:style-name="P2"><text:span text:style-name="T3"><text:s/></text:span></text:p>
      <text:p text:style-name="P2"><text:span text:style-name="T3">Reads in the radius of a sphere and computes its volume and surface area to four decimal places. </text:span></text:p>
      <text:p text:style-name="P2"><text:span text:style-name="T3"/></text:p>
      <text:p text:style-name="P2"><text:span text:style-name="T3">Please enter the radius of the sphere.</text:span></text:p>
      <text:p text:style-name="P2"><text:span text:style-name="T3">1000</text:span></text:p>
      <text:p text:style-name="P2"><text:span text:style-name="T3">The volume of a sphere of radius 1000.0 is 3141592653.5898, and the surface area is 12566370.6144.</text:span></text:p>
      <text:p text:style-name="P2"><text:span text:style-name="T3">#]0;weismanm@aldenv187: ~/Documents/cs111#weismanm@aldenv187:~/Documents/cs111$ exit</text:span></text:p>
      <text:p text:style-name="P2"><text:span text:style-name="T3">exit</text:span></text:p>
      <text:p text:style-name="P2"><text:span text:style-name="T3"><text:line-break/>Script done on Wed 26 Sep 2012 03:30:29 PM EDT</text:span></text:p>
      <text:p text:style-name="P2"><text:span text:style-name="T3"/></text:p>
      <text:p text:style-name="P7">Problem 3 source code (Sphere and MultiSphere):</text:p>
      <text:p text:style-name="P7"/>
      <text:p text:style-name="P3">//********************************************************************************</text:p>
      <text:p text:style-name="P3">// Sphere.java</text:p>
      <text:p text:style-name="P3">//</text:p>
      <text:p text:style-name="P3">// Author: Hawk Weisman</text:p>
      <text:p text:style-name="P3">// Course: CS111: Intro to Computer Science I, Fall Semester 2012-2013</text:p>
      <text:p text:style-name="P3">// Laboratory #4 problem 3</text:p>
      <text:p text:style-name="P3">//</text:p>
      <text:p text:style-name="P3">// Represents a sphere with methods to calculate and return the volume and surface <text:soft-page-break/>area.</text:p>
      <text:p text:style-name="P3">//********************************************************************************</text:p>
      <text:p text:style-name="P3"/>
      <text:p text:style-name="P3">import java.text.DecimalFormat;</text:p>
      <text:p text:style-name="P3"/>
      <text:p text:style-name="P3">public class Sphere {</text:p>
      <text:p text:style-name="P3"/>
      <text:p text:style-name="P3"><text:s text:c="4"/>private double diameter; <text:s text:c="6"/>// stores the sphere's diameter</text:p>
      <text:p text:style-name="P3"/>
      <text:p text:style-name="P3"><text:s text:c="4"/>DecimalFormat outputFormat = new DecimalFormat ("0.###"); <text:s/>// decimalFormat object to format volume &amp; surfaceArea</text:p>
      <text:p text:style-name="P3"/>
      <text:p text:style-name="P3"><text:s text:c="4"/>//--------------------------------------------------------------</text:p>
      <text:p text:style-name="P3"><text:s text:c="4"/>// Constructor: sets the initial diameter</text:p>
      <text:p text:style-name="P3"><text:s text:c="4"/>//--------------------------------------------------------------</text:p>
      <text:p text:style-name="P3"/>
      <text:p text:style-name="P3"><text:s text:c="4"/>public Sphere (double diameter) {</text:p>
      <text:p text:style-name="P3"><text:tab/> this.diameter = diameter; </text:p>
      <text:p text:style-name="P3"><text:s text:c="4"/>}</text:p>
      <text:p text:style-name="P3"/>
      <text:p text:style-name="P3"><text:s text:c="4"/>//--------------------------------------------------------------</text:p>
      <text:p text:style-name="P3"><text:s text:c="4"/>// getDiameter: returns the sphere's current diameter</text:p>
      <text:p text:style-name="P3"><text:s text:c="4"/>//--------------------------------------------------------------</text:p>
      <text:p text:style-name="P3"><text:s text:c="4"/></text:p>
      <text:p text:style-name="P3"><text:s text:c="4"/>public double getDiameter () {</text:p>
      <text:p text:style-name="P3"><text:tab/>return diameter;</text:p>
      <text:p text:style-name="P3"><text:s text:c="4"/>}</text:p>
      <text:p text:style-name="P3"/>
      <text:p text:style-name="P3"><text:s text:c="4"/>//--------------------------------------------------------------</text:p>
      <text:p text:style-name="P3"><text:s text:c="4"/>// setDiameter: mutator for the sphere's diameter</text:p>
      <text:p text:style-name="P3"><text:s text:c="4"/>//--------------------------------------------------------------</text:p>
      <text:p text:style-name="P3"/>
      <text:p text:style-name="P3"><text:s text:c="4"/>public void setDiameter (double diameter) {</text:p>
      <text:p text:style-name="P3"><text:tab/>this.diameter = diameter;</text:p>
      <text:p text:style-name="P3"><text:s text:c="4"/>}</text:p>
      <text:p text:style-name="P3"/>
      <text:p text:style-name="P3"><text:s text:c="4"/>//--------------------------------------------------------------</text:p>
      <text:p text:style-name="P3"><text:s text:c="4"/>// calcVolume: calculates the sphere's volume using the formula</text:p>
      <text:p text:style-name="P3"><text:s text:c="4"/>// v = (4/3) * Pi * r^3 and returns it to three decimal places</text:p>
      <text:p text:style-name="P3"><text:s text:c="4"/>//--------------------------------------------------------------</text:p>
      <text:p text:style-name="P3"/>
      <text:p text:style-name="P3"><text:s text:c="4"/>public double calcVolume () {</text:p>
      <text:p text:style-name="P3"><text:tab/>return (4.0/3.0) * Math.PI * Math.pow((diameter/2), 3);</text:p>
      <text:p text:style-name="P3"><text:s text:c="4"/>}</text:p>
      <text:p text:style-name="P3"/>
      <text:p text:style-name="P3"><text:s text:c="4"/>//--------------------------------------------------------------</text:p>
      <text:p text:style-name="P3"><text:s text:c="4"/>// calcSurfaceArea: calculates the surface area using the formula</text:p>
      <text:p text:style-name="P3"><text:s text:c="4"/>// a = 4 * Pi * r^2 and returns it to three decimal places</text:p>
      <text:p text:style-name="P3"><text:s text:c="4"/>//--------------------------------------------------------------</text:p>
      <text:p text:style-name="P3"/>
      <text:p text:style-name="P3"><text:s text:c="4"/>public double calcSurfaceArea () {</text:p>
      <text:p text:style-name="P3"/>
      <text:p text:style-name="P3"><text:tab/>// compute the surface area</text:p>
      <text:p text:style-name="P3"><text:tab/>return <text:s/>4.0 * Math.PI * Math.pow((diameter/2), 2);</text:p>
      <text:p text:style-name="P3"><text:s text:c="7"/></text:p>
      <text:p text:style-name="P3"><text:s text:c="4"/>}</text:p>
      <text:p text:style-name="P3"/>
      <text:p text:style-name="P3"><text:s text:c="4"/>//--------------------------------------------------------------</text:p>
      <text:p text:style-name="P3"><text:soft-page-break/><text:s text:c="4"/>// toString: returns the state of this sphere as a string</text:p>
      <text:p text:style-name="P3"><text:s text:c="4"/>//--------------------------------------------------------------</text:p>
      <text:p text:style-name="P3"/>
      <text:p text:style-name="P3"><text:s text:c="4"/>public String toString () {</text:p>
      <text:p text:style-name="P3"><text:tab/>return "Diameter: " + outputFormat.format(diameter);</text:p>
      <text:p text:style-name="P3"><text:s text:c="4"/>}</text:p>
      <text:p text:style-name="P3">}</text:p>
      <text:p text:style-name="P3"><text:tab/></text:p>
      <text:p text:style-name="P3"/>
      <text:p text:style-name="P2"><text:span text:style-name="T3">//********************************************************************************</text:span></text:p>
      <text:p text:style-name="P2"><text:span text:style-name="T3">// MultiSphere.java</text:span></text:p>
      <text:p text:style-name="P2"><text:span text:style-name="T3">//</text:span></text:p>
      <text:p text:style-name="P2"><text:span text:style-name="T3">// Author: Hawk Weisman</text:span></text:p>
      <text:p text:style-name="P2"><text:span text:style-name="T3">// Course: CS111: Intro to Computer Science I, Fall Semester 2012-2013</text:span></text:p>
      <text:p text:style-name="P2"><text:span text:style-name="T3">// Laboratory #4 problem 3</text:span></text:p>
      <text:p text:style-name="P2"><text:span text:style-name="T3">//</text:span></text:p>
      <text:p text:style-name="P2"><text:span text:style-name="T3">// Instantiates and updates several Sphere objects.</text:span></text:p>
      <text:p text:style-name="P2"><text:span text:style-name="T3">//********************************************************************************</text:span></text:p>
      <text:p text:style-name="P2"><text:span text:style-name="T3"/></text:p>
      <text:p text:style-name="P2"><text:span text:style-name="T3">import java.text.DecimalFormat;</text:span></text:p>
      <text:p text:style-name="P2"><text:span text:style-name="T3"/></text:p>
      <text:p text:style-name="P2"><text:span text:style-name="T3">public class MultiSphere {</text:span></text:p>
      <text:p text:style-name="P2"><text:span text:style-name="T3"><text:s text:c="4"/>public static void main (String[] args){</text:span></text:p>
      <text:p text:style-name="P2"><text:span text:style-name="T3"/></text:p>
      <text:p text:style-name="P2"><text:span text:style-name="T3"><text:tab/>DecimalFormat outputFormat = new DecimalFormat ("0.###"); </text:span></text:p>
      <text:p text:style-name="P2"><text:span text:style-name="T3"><text:tab/><text:tab/>// DecimalFormat object for output with 3 decimal points</text:span></text:p>
      <text:p text:style-name="P2"><text:span text:style-name="T3"/></text:p>
      <text:p text:style-name="P2"><text:span text:style-name="T3"><text:tab/>//------------------------------------------------------------------</text:span></text:p>
      <text:p text:style-name="P2"><text:span text:style-name="T3"><text:tab/>// instantiate the spheres</text:span></text:p>
      <text:p text:style-name="P2"><text:span text:style-name="T3"><text:tab/>//------------------------------------------------------------------</text:span></text:p>
      <text:p text:style-name="P2"><text:span text:style-name="T3"/></text:p>
      <text:p text:style-name="P2"><text:span text:style-name="T3"><text:tab/>Sphere sphere1 = new Sphere (5.3); // create sphere1 with a diameter of 5.3</text:span></text:p>
      <text:p text:style-name="P2"><text:span text:style-name="T3"><text:tab/>Sphere sphere2 = new Sphere (24.32); // create sphere2 with a diameter of <text:tab/><text:tab/><text:tab/><text:tab/><text:tab/><text:tab/><text:tab/><text:tab/><text:tab/>// 24.32</text:span></text:p>
      <text:p text:style-name="P2"><text:span text:style-name="T3"><text:tab/>Sphere sphere3 = new Sphere (12.471);// create sphere3 with a diameter of <text:tab/><text:tab/><text:tab/><text:tab/><text:tab/><text:tab/><text:tab/><text:tab/><text:tab/>// 12.471</text:span></text:p>
      <text:p text:style-name="P2"><text:span text:style-name="T3"/></text:p>
      <text:p text:style-name="P2"><text:span text:style-name="T3"><text:tab/>//-----------------------------------------------------------------</text:span></text:p>
      <text:p text:style-name="P2"><text:span text:style-name="T3"><text:tab/>// print a bunch of data</text:span></text:p>
      <text:p text:style-name="P2"><text:span text:style-name="T3"><text:tab/>//-----------------------------------------------------------------</text:span></text:p>
      <text:p text:style-name="P2"><text:span text:style-name="T3"/></text:p>
      <text:p text:style-name="P2"><text:span text:style-name="T3"><text:tab/>// print the program header so that I don't lose points</text:span></text:p>
      <text:p text:style-name="P2"><text:span text:style-name="T3"/></text:p>
      <text:p text:style-name="P2"><text:span text:style-name="T3"><text:tab/>System.out.println("MultiSphere.java \n \n" + "Author: Hawk Weisman \n" </text:span></text:p>
      <text:p text:style-name="P2"><text:span text:style-name="T3"><text:tab/><text:tab/><text:tab/> <text:s text:c="2"/>+ "Course: CS111; Intro to Computer Science I,</text:span></text:p>
      <text:p text:style-name="P2"><text:span text:style-name="T3"><text:s/>Fall Semester 2012-2013 \n"</text:span></text:p>
      <text:p text:style-name="P2"><text:span text:style-name="T3"><text:tab/><text:tab/><text:tab/> <text:s text:c="2"/>+ "Laboratory #4 problem 3 \n \n" + "Instantiates and updates several Sphere objects. \n");</text:span></text:p>
      <text:p text:style-name="P2"><text:span text:style-name="T3"/></text:p>
      <text:p text:style-name="P2"><text:span text:style-name="T3"><text:tab/>// print the Spheres' diameter, volume, and surface area</text:span></text:p>
      <text:p text:style-name="P2"><text:span text:style-name="T3"/></text:p>
      <text:p text:style-name="P2"><text:span text:style-name="T3"><text:tab/>System.out.println("Sphere1's diameter is " + sphere1.toString() + ", its volume is " +</text:span></text:p>
      <text:p text:style-name="P2"><text:span text:style-name="T3"><text:tab/><text:tab/><text:tab/> <text:s text:c="2"/>outputFormat.format(sphere1.calcVolume()) + <text:s/>" and its surface area is " +</text:span></text:p>
      <text:p text:style-name="P2"><text:span text:style-name="T3"><text:tab/><text:tab/><text:tab/> <text:s text:c="2"/>outputFormat.format(sphere1.calcSurfaceArea()) + ".");</text:span></text:p>
      <text:p text:style-name="P2"><text:span text:style-name="T3"><text:tab/>System.out.println("Sphere2's diameter is " + sphere2.toString() + ", its volume is " +</text:span></text:p>
      <text:p text:style-name="P2"><text:soft-page-break/><text:span text:style-name="T3"><text:tab/><text:tab/><text:tab/> <text:s text:c="2"/>outputFormat.format(sphere2.calcVolume()) + <text:s/>" and its surface area is " +</text:span></text:p>
      <text:p text:style-name="P2"><text:span text:style-name="T3"><text:tab/><text:tab/><text:tab/> <text:s text:c="2"/>outputFormat.format(sphere2.calcSurfaceArea()) + ".");</text:span></text:p>
      <text:p text:style-name="P2"><text:span text:style-name="T3"><text:tab/>System.out.println("Sphere3's diameter is " + sphere3.toString() + ", its volume is " +</text:span></text:p>
      <text:p text:style-name="P2"><text:span text:style-name="T3"><text:tab/><text:tab/><text:tab/> <text:s text:c="2"/>outputFormat.format(sphere3.calcVolume()) + <text:s/>" and its surface area is " +</text:span></text:p>
      <text:p text:style-name="P2"><text:span text:style-name="T3"><text:tab/><text:tab/><text:tab/> <text:s text:c="2"/>outputFormat.format(sphere3.calcSurfaceArea()) + ". \n");</text:span></text:p>
      <text:p text:style-name="P2"><text:span text:style-name="T3"><text:tab/></text:span></text:p>
      <text:p text:style-name="P2"><text:span text:style-name="T3"><text:tab/>// print out Sphere #2's diameter using getDiameter</text:span></text:p>
      <text:p text:style-name="P2"><text:span text:style-name="T3"><text:tab/>System.out.println("Sphere 2's diameter is "+ outputFormat.format(sphere2.getDiameter()) + "\n");</text:span></text:p>
      <text:p text:style-name="P2"><text:span text:style-name="T3"/></text:p>
      <text:p text:style-name="P2"><text:span text:style-name="T3"><text:tab/>//-----------------------------------------------------------------</text:span></text:p>
      <text:p text:style-name="P2"><text:span text:style-name="T3"><text:tab/>// Change Sphere #1's diameter and print the diameter, volume,</text:span></text:p>
      <text:p text:style-name="P2"><text:span text:style-name="T3"><text:tab/>// and surface area of all the spheres.</text:span></text:p>
      <text:p text:style-name="P2"><text:span text:style-name="T3"><text:tab/>//-----------------------------------------------------------------</text:span></text:p>
      <text:p text:style-name="P2"><text:span text:style-name="T3"/></text:p>
      <text:p text:style-name="P2"><text:span text:style-name="T3"><text:tab/>// set Sphere1's diameter to 32.74</text:span></text:p>
      <text:p text:style-name="P2"><text:span text:style-name="T3"><text:tab/>sphere1.setDiameter(32.74);</text:span></text:p>
      <text:p text:style-name="P2"><text:span text:style-name="T3"/></text:p>
      <text:p text:style-name="P2"><text:span text:style-name="T3"><text:tab/>System.out.println("Sphere1's diameter is " + sphere1.toString() + ", its volume is " +</text:span></text:p>
      <text:p text:style-name="P2"><text:span text:style-name="T3"><text:tab/><text:tab/><text:tab/> <text:s text:c="2"/>outputFormat.format(sphere1.calcVolume()) + <text:s/>" and its surface area is " +</text:span></text:p>
      <text:p text:style-name="P2"><text:span text:style-name="T3"><text:tab/><text:tab/><text:tab/> <text:s text:c="2"/>outputFormat.format(sphere1.calcSurfaceArea()) + ".");</text:span></text:p>
      <text:p text:style-name="P2"><text:span text:style-name="T3"><text:tab/>System.out.println("Sphere2's diameter is " + sphere2.toString() + ", its volume is " +</text:span></text:p>
      <text:p text:style-name="P2"><text:span text:style-name="T3"><text:tab/><text:tab/><text:tab/> <text:s text:c="2"/>outputFormat.format(sphere2.calcVolume()) + <text:s/>" and its surface area is " +</text:span></text:p>
      <text:p text:style-name="P2"><text:span text:style-name="T3"><text:tab/><text:tab/><text:tab/> <text:s text:c="2"/>outputFormat.format(sphere2.calcSurfaceArea()) + ".");</text:span></text:p>
      <text:p text:style-name="P2"><text:span text:style-name="T3"><text:tab/>System.out.println("Sphere3's diameter is " + sphere3.toString() + ", its volume is " +</text:span></text:p>
      <text:p text:style-name="P2"><text:span text:style-name="T3"><text:tab/><text:tab/><text:tab/> <text:s text:c="2"/>outputFormat.format(sphere3.calcVolume()) + <text:s/>" and its surface area is " +</text:span></text:p>
      <text:p text:style-name="P2"><text:span text:style-name="T3"><text:tab/><text:tab/><text:tab/> <text:s text:c="2"/>outputFormat.format(sphere3.calcSurfaceArea()) + ". \n");</text:span></text:p>
      <text:p text:style-name="P2"><text:span text:style-name="T3"><text:tab/></text:span></text:p>
      <text:p text:style-name="P2"><text:span text:style-name="T3"><text:s text:c="4"/>}</text:span></text:p>
      <text:p text:style-name="P2"><text:span text:style-name="T3">}</text:span></text:p>
      <text:p text:style-name="P2"><text:span text:style-name="T3"/></text:p>
      <text:p text:style-name="P2"><text:span text:style-name="T3"><text:tab/> <text:s text:c="2"/></text:span></text:p>
      <text:p text:style-name="P2"><text:span text:style-name="T5">Problem 3 Script output:</text:span><text:tab/><text:span text:style-name="T3"><text:tab/><text:tab/> </text:span></text:p>
      <text:p text:style-name="P2"><text:span text:style-name="T3"/></text:p>
      <text:p text:style-name="P2"><text:span text:style-name="T3">Script started on Wed 26 Sep 2012 04:52:31 PM EDT<text:line-break/>#]0;weismanm@aldenv187: ~/Documents/cs111/lab4#weismanm@aldenv187:~/Documents/cs111/lab4$ java MultiSphere</text:span></text:p>
      <text:p text:style-name="P2"><text:span text:style-name="T3"/></text:p>
      <text:p text:style-name="P2"><text:span text:style-name="T3">Author: Hawk Weisman </text:span></text:p>
      <text:p text:style-name="P2"><text:span text:style-name="T3">Course: CS111; Intro to Computer Science I, Fall Semester 2012-2013 </text:span></text:p>
      <text:p text:style-name="P2"><text:span text:style-name="T3">Laboratory #4 problem 3 </text:span></text:p>
      <text:p text:style-name="P2"><text:span text:style-name="T3"><text:s/></text:span></text:p>
      <text:p text:style-name="P2"><text:span text:style-name="T3">Instantiates and updates several Sphere objects. </text:span></text:p>
      <text:p text:style-name="P2"><text:span text:style-name="T3"/></text:p>
      <text:p text:style-name="P2"><text:span text:style-name="T3">Sphere1's diameter is Diameter: 5.3, its volume is 77.952 and its surface area is 88.247.</text:span></text:p>
      <text:p text:style-name="P2"><text:span text:style-name="T3">Sphere2's diameter is Diameter: 24.32, its volume is 7531.636 and its surface area is 1858.134.</text:span></text:p>
      <text:p text:style-name="P2"><text:span text:style-name="T3">Sphere3's diameter is Diameter: 12.471, its volume is 1015.553 and its surface </text:span><text:soft-page-break/><text:span text:style-name="T3">area is 488.599. </text:span></text:p>
      <text:p text:style-name="P2"><text:span text:style-name="T3"/></text:p>
      <text:p text:style-name="P2"><text:span text:style-name="T3">Sphere 2's diameter is 24.32</text:span></text:p>
      <text:p text:style-name="P2"><text:span text:style-name="T3"/></text:p>
      <text:p text:style-name="P2"><text:span text:style-name="T3">Sphere1's diameter is Diameter: 32.74, its volume is 18375.309 and its surface area is 3367.497.</text:span></text:p>
      <text:p text:style-name="P2"><text:span text:style-name="T3">Sphere2's diameter is Diameter: 24.32, its volume is 7531.636 and its surface area is 1858.134.</text:span></text:p>
      <text:p text:style-name="P2"><text:span text:style-name="T3">Sphere3's diameter is Diameter: 12.471, its volume is 1015.553 and its surface area is 488.599. </text:span></text:p>
      <text:p text:style-name="P2"><text:span text:style-name="T3"/></text:p>
      <text:p text:style-name="P2"><text:span text:style-name="T3">#]0;weismanm@aldenv187: ~/Documents/cs111/lab4#weismanm@aldenv187:~/Documents/cs111/lab4$ exit</text:span></text:p>
      <text:p text:style-name="P2"><text:span text:style-name="T3">exit</text:span></text:p>
      <text:p text:style-name="P2"><text:span text:style-name="T3"><text:line-break/>Script done on Wed 26 Sep 2012 04:52:43 PM EDT<text:line-break/> <text:s/></text:span></text:p>
      <text:p text:style-name="P2"><text:span text:style-name="T3"><text:tab/><text:tab/><text:tab/> <text:s text:c="2"/></text:span></text:p>
      <text:p text:style-name="P2"><text:span text:style-name="T3"><text:s text:c="7"/></text:span></text:p>
      <text:p text:style-name="P2"><text:span text:style-name="T3"><text:tab/></text:span></text:p>
      <text:p text:style-name="P2"><text:span text:style-name="T3"><text:tab/><text:line-break/></text:span></text:p>
      <text:p text:style-name="P2"><text:span text:style-name="T3"/></text:p>
      <text:p text:style-name="P2"><text:span text:style-name="T3"><text:tab/></text:span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/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Weisman</meta:initial-creator>
    <meta:creation-date>2012-09-26T16:31:49</meta:creation-date>
    <dc:date>2012-09-26T17:03:27</dc:date>
    <dc:creator>Michael Weisman</dc:creator>
    <meta:editing-duration>P0D</meta:editing-duration>
    <meta:editing-cycles>1</meta:editing-cycles>
    <meta:document-statistic meta:table-count="0" meta:image-count="0" meta:object-count="0" meta:page-count="9" meta:paragraph-count="349" meta:word-count="1926" meta:character-count="15568" meta:non-whitespace-character-count="13462"/>
    <meta:generator>LibreOffice/3.5$Linux_X86_64 LibreOffice_project/350m1$Build-2</meta:generator>
  </office:meta>
</office:document-meta>
</file>